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D0000249100001D46097B1416.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285in" fo:margin-left="0.7646in" fo:margin-right="0.0069in" table:align="margins" style:writing-mode="lr-tb"/>
    </style:style>
    <style:style style:name="Table1.A" style:family="table-column">
      <style:table-column-properties style:column-width="1.2083in" style:rel-column-width="13823*"/>
    </style:style>
    <style:style style:name="Table1.B" style:family="table-column">
      <style:table-column-properties style:column-width="1.425in" style:rel-column-width="16302*"/>
    </style:style>
    <style:style style:name="Table1.C" style:family="table-column">
      <style:table-column-properties style:column-width="1.6903in" style:rel-column-width="19337*"/>
    </style:style>
    <style:style style:name="Table1.D" style:family="table-column">
      <style:table-column-properties style:column-width="1.4049in" style:rel-column-width="16073*"/>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1in" fo:margin-right="0in" fo:margin-top="0.0417in" fo:margin-bottom="0.0555in" fo:orphans="2" fo:widows="2" fo:text-indent="-1in" style:auto-text-indent="false"/>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972in" fo:orphans="2" fo:widows="2"/>
    </style:style>
    <style:style style:name="P21" style:family="paragraph" style:parent-style-name="Heading_20_3">
      <style:paragraph-properties fo:margin-top="0in" fo:margin-bottom="0.0693in" fo:orphans="2" fo:widows="2"/>
    </style:style>
    <style:style style:name="P22" style:family="paragraph" style:parent-style-name="Heading_20_3">
      <style:paragraph-properties fo:margin-top="0.0417in" fo:margin-bottom="0.0693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pt" style:font-size-asian="10pt" style:font-name-complex="Courier New2" style:font-size-complex="10pt"/>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text:display="none"/>
    </style:style>
    <style:style style:name="T6" style:family="text">
      <style:text-properties style:use-window-font-color="true"/>
    </style:style>
    <style:style style:name="T7" style:family="text">
      <style:text-properties style:use-window-font-color="true" fo:font-size="10.5pt" style:font-size-asian="10.5pt" style:font-size-complex="10.5pt"/>
    </style:style>
    <style:style style:name="T8" style:family="text">
      <style:text-properties style:font-name="Courier New1" fo:font-size="10pt" style:font-size-asian="10pt" style:font-size-complex="10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3" draw:name="Picture 6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4" draw:name="Picture 69"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5" draw:name="Picture 70"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6" draw:name="Picture 71"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7" draw:name="Picture 72"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8" draw:name="Picture 73"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9" draw:name="Picture 74"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0" draw:name="Picture 75"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1" draw:name="Picture 76"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2" draw:name="Picture 7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3" draw:name="Picture 7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4" draw:name="Picture 79" draw:style-name="gr2" draw:text-style-name="P23" svg:width="2.7913in" svg:height="0.135in" svg:x="-2.3752in" svg:y="0in">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6.5in" svg:height="0.1346in" draw:z-index="16"><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20" text:outline-level="2">Definitions</text:h>
      <text:h text:style-name="P21"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5466542816" text:main-entry="true"/>object database<text:alphabetical-index-mark-end text:id="IMark5466542816"/>, a single row of a <text:alphabetical-index-mark-start text:id="IMark5466544736" text:main-entry="true"/>relational<text:alphabetical-index-mark-end text:id="IMark5466544736"/> database, the result of a <text:alphabetical-index-mark-start text:id="IMark5466546080" text:main-entry="true"/>relational<text:alphabetical-index-mark-end text:id="IMark5466546080"/> database query consisting of several rows, a merging of data from several tables in a <text:alphabetical-index-mark-start text:id="IMark5466545216" text:main-entry="true"/>relational<text:alphabetical-index-mark-end text:id="IMark5466545216"/>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5466545216" text:main-entry="true"/>relational<text:alphabetical-index-mark-end text:id="IMark5466545216"/> mapping tool, embedded <text:alphabetical-index-mark-start text:id="IMark5466546080" text:main-entry="true"/>object database<text:alphabetical-index-mark-end text:id="IMark5466546080"/>, or enterprise <text:alphabetical-index-mark-start text:id="IMark5466544736" text:main-entry="true"/>object database<text:alphabetical-index-mark-end text:id="IMark5466544736"/>).</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text:span text:style-name="T8">PersistenceCapable</text:span> contract, which includes implementing the <text:span text:style-name="T8">javax.jdo.spi.PersistenceCapable</text:span> contract, as well as adding other methods including static registration methods. This contract enables management of classes including transparent loading and storing of the fields of their persistent instances. A JDO enhancer, or <text:alphabetical-index-mark-start text:id="IMark5466544736"/>byte code <text:soft-page-break/>enhancer<text:alphabetical-index-mark-end text:id="IMark5466544736"/>, is a 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text:span text:style-name="T8">PersistenceCapable</text:span> contract. These include preprocessing or code generation. If one of these alternatives is used instead of byte code enhancement, the <text:span text:style-name="T2">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8"><text:tab/><text:tab/>Binary Compatibility</text:p>
      <text:p text:style-name="P16">A JDO implementation may optionally choose to support <text:alphabetical-index-mark-start text:id="IMark5466544736" text:main-entry="true"/>binary compatibility<text:alphabetical-index-mark-end text:id="IMark5466544736"/> with other JDO implementations by supporting the <text:span text:style-name="T8">PersistenceCapable</text:span> contract for persistence-capable classes. If it does, then enhanced classes produced by another implementation or by the reference enhancer must be supported according to the following requirements.</text:p>
      <text:p text:style-name="P10">•<text:span text:style-name="T3"><text:tab/></text:span><text:span text:style-name="Assertion">A2.1.1-1 [</text:span>classes enhanced by the reference enhancer must be usable by any JDO compliant implementation that supports BinaryCompatibility<text:span text:style-name="Assertion">]</text:span>; </text:p>
      <text:p text:style-name="P10">•<text:span text:style-name="T3"><text:tab/></text:span><text:span text:style-name="Assertion">A2.1.1-2 [</text:span>classes enhanced by a JDO compliant implementation must be usable by the reference implementation<text:span text:style-name="Assertion">]</text:span>; and </text:p>
      <text:p text:style-name="P10">•<text:span text:style-name="T3"><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span text:style-name="T7">Skip to </text:span><text:span text:style-name="T7"><text:bookmark-ref text:reference-format="number-all-superior" text:ref-name="__RefHeading__43328_1345045923">2.2</text:bookmark-ref></text:span><text:span text:style-name="T7">.</text:span></text:p>
      <text:h text:style-name="P22" text:outline-level="3"><text:bookmark text:name="R-1036161"/><text:soft-page-break/>JDO in a managed environment</text:h>
      <text:p text:style-name="P16">This discussion provides a bridge to the Connector architecture, which JDO uses for transaction and <text:alphabetical-index-mark-start text:id="IMark5466544736" text:main-entry="true"/>connection<text:alphabetical-index-mark-end text:id="IMark5466544736"/> management in application server environments.</text:p>
      <text:p text:style-name="P4"><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5466544736" text:main-entry="true"/>relational<text:alphabetical-index-mark-end text:id="IMark5466544736"/> database system;</text:p>
      <text:p text:style-name="P10">•<text:tab/><text:alphabetical-index-mark-start text:id="IMark5466544736" text:main-entry="true"/>object database<text:alphabetical-index-mark-end text:id="IMark5466544736"/>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5466544736" text:main-entry="true"/>Connection<text:alphabetical-index-mark-end text:id="IMark5466544736"/></text:p>
      <text:p text:style-name="P16">A <text:alphabetical-index-mark-start text:id="IMark5466544736" text:main-entry="true"/>connection<text:alphabetical-index-mark-end text:id="IMark5466544736"/> provides connectivity to a resource manager. It enables an application client to connect to a resource manager, perform transactions, and access services provided by that resource manager. A <text:alphabetical-index-mark-start text:id="IMark5466546080" text:main-entry="true"/>connection<text:alphabetical-index-mark-end text:id="IMark5466546080"/> can be either transactional or non-transactional. Examples include a database <text:alphabetical-index-mark-start text:id="IMark5466545216" text:main-entry="true"/>connection<text:alphabetical-index-mark-end text:id="IMark5466545216"/> and a SAP R/3 <text:alphabetical-index-mark-start text:id="IMark5466542816" text:main-entry="true"/>connection<text:alphabetical-index-mark-end text:id="IMark5466542816"/>.</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5466542816" text:main-entry="true"/>Message-driven Beans<text:alphabetical-index-mark-end text:id="IMark5466542816"/></text:p>
      <text:p text:style-name="P16"><text:alphabetical-index-mark-start text:id="IMark5466542816" text:main-entry="true"/>Message-driven beans<text:alphabetical-index-mark-end text:id="IMark5466542816"/>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span text:style-name="T6">see Appendix A reference</text:span><text:span text:style-name="T6"> 1)</text:span>, Java Server Pages (JSP), and Servlets specifications.</text:p>
      <text:p text:style-name="P14"><draw:frame draw:style-name="fr2" draw:name="2" text:anchor-type="as-char" svg:width="2.7917in" svg:height="0.1346in" draw:z-index="0"><draw:image xlink:href="Pictures/2000000700000FB5000000C94FDA4EAC.wmf" xlink:type="simple" xlink:show="embed" xlink:actuate="onLoad"/></draw:frame></text:p>
      <text:h text:style-name="P20"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 text:style-name="Internet_20_link" text:visited-style-name="Visited_20_Internet_20_Link">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0"><draw:image xlink:href="Pictures/20000007000025F9000000C9F0140E06.wmf" xlink:type="simple" xlink:show="embed" xlink:actuate="onLoad"/></draw:frame></text:p>
      <text:p text:style-name="P17"><text:span text:style-name="T4"><text:tab/></text:span><text:bookmark text:name="R-1024561S"/><text:span text:style-name="T4">Figure 1.0<text:tab/></text:span><text:bookmark text:name="R-1024561"/><text:span text:style-name="T4">Standard plug-and-play between application programs and EISes using JDO</text:span><text:span text:style-name="T5">31</text:span></text:p>
      <text:p text:style-name="P14"><draw:frame draw:style-name="fr1" draw:name="Frame1" text:anchor-type="paragraph" svg:x="-0.0008in" svg:y="-0.0008in" fo:min-width="0.0161in" draw:z-index="15"><draw:text-box fo:min-height="0.0161in"><text:p text:style-name="P1"><draw:frame draw:style-name="fr2" draw:name="4" text:anchor-type="as-char" svg:width="6.5in" svg:height="5.2083in" draw:z-index="0"><draw:image xlink:href="Pictures/2000007D0000249100001D46097B1416.wmf" xlink:type="simple" xlink:show="embed" xlink:actuate="onLoad"/></draw:frame></text:p></draw:text-box></draw:frame><draw:frame draw:style-name="fr2" draw:name="5" text:anchor-type="as-char" svg:width="2.7917in" svg:height="0.1346in" draw:z-index="0"><draw:image xlink:href="Pictures/2000000700000FB5000000C94FDA4EAC.wmf" xlink:type="simple" xlink:show="embed" xlink:actuate="onLoad"/></draw:frame></text:p>
      <text:h text:style-name="P20"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5466545216" text:main-entry="true"/>connection<text:alphabetical-index-mark-end text:id="IMark5466545216"/>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2</meta:editing-cycles>
    <meta:creation-date>2012-06-24T14:18:49.37</meta:creation-date>
    <meta:editing-duration>PT1H7M9S</meta:editing-duration>
    <meta:generator>OpenOffice/4.1.2$Unix OpenOffice.org_project/412m3$Build-9782</meta:generator>
    <dc:title>JDO_Chapter</dc:title>
    <dc:date>2021-08-26T16:35:42</dc:date>
    <dc:creator>Craig Russell</dc:creator>
    <meta:document-statistic meta:table-count="1" meta:image-count="6" meta:object-count="0" meta:page-count="6" meta:paragraph-count="93" meta:word-count="1764" meta:character-count="119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